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031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THU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có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c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ộp tiền: 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a xlink:href="python://line.partner_id%20and%20line.partner_id.street%20or%20''" xlink:type="simple">street</text:a>, <text:a xlink:href="python://line.partner_id%20and%20line.partner_id.street2%20or%20''" xlink:type="simple">street2</text:a>, <text:a xlink:href="python://line.partner_id%20and%20line.partner_id.state_id%20and%20line.partner_id.state_id.name%20or%20''" xlink:type="simple">state</text:a>, <text:a xlink:href="python://line.partner_id%20and%20line.partner_id.country_id%20and%20line.partner_id.country_id.name%20or%20''" xlink:type="simple">country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thu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c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c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ộp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1-02T09:18:33</dc:date>
    <dc:creator>phuoc </dc:creator>
    <meta:editing-duration>PT7H2M15S</meta:editing-duration>
    <meta:editing-cycles>72</meta:editing-cycles>
    <meta:generator>LibreOffice/3.5$Linux_x86 LibreOffice_project/350m1$Build-2</meta:generator>
    <meta:document-statistic meta:table-count="3" meta:cell-count="30" meta:object-count="0"/>
  </office:meta>
</office:document-meta>
</file>